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809" officeooo:paragraph-rsid="00034809"/>
    </style:style>
    <style:style style:name="P2" style:family="paragraph" style:parent-style-name="Standard">
      <style:text-properties officeooo:rsid="0004d79d" officeooo:paragraph-rsid="0004d7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|||||||||</text:p>
      <text:p text:style-name="P1"/>
      <text:p text:style-name="P2">HELLO DATTA\\\\\\\\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1:24:45.839225415</meta:creation-date>
    <dc:date>2022-08-17T11:27:31.770769196</dc:date>
    <meta:editing-duration>PT55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2" meta:word-count="4" meta:character-count="34" meta:non-whitespace-character-count="32"/>
  </office:meta>
</office:document-meta>
</file>